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EJIA CAURURO, LUZMILA PELAYA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USANA CARRION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RIOLLO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MACEN</text:span></text:p>
      <text:p text:style-name="P6"/>
      <text:p text:style-name="P6">Recojo: <text:span text:style-name="T3">MEJIA CAURURO, LUZMILA PELAY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9:27:31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